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fde" officeooo:paragraph-rsid="001a7fde"/>
    </style:style>
    <style:style style:name="P2" style:family="paragraph" style:parent-style-name="Standard">
      <style:text-properties fo:font-size="22pt" fo:font-weight="bold" officeooo:rsid="001a7fde" officeooo:paragraph-rsid="001a7fde" style:font-size-asian="22pt" style:font-weight-asian="bold" style:font-size-complex="22pt" style:font-weight-complex="bold"/>
    </style:style>
    <style:style style:name="P3" style:family="paragraph" style:parent-style-name="Standard">
      <style:paragraph-properties fo:break-before="page"/>
      <style:text-properties officeooo:rsid="001a7fde" officeooo:paragraph-rsid="001a7f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is is a text from LibreOffice Writer...</text:p>
      <text:p text:style-name="P1"/>
      <text:p text:style-name="P1">A test only.</text:p>
      <text:p text:style-name="P1"/>
      <text:p text:style-name="P1">There are 2 pages.</text:p>
      <text:p text:style-name="P1"/>
      <text:p text:style-name="P3">This is the second page.</text:p>
      <text:p text:style-name="P1"/>
      <text:p text:style-name="P1">Bye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iberto Mota</meta:initial-creator>
    <meta:creation-date>2020-09-11T22:18:59.651102614</meta:creation-date>
    <dc:date>2020-09-11T22:25:36.416648009</dc:date>
    <dc:creator>Eriberto Mota</dc:creator>
    <meta:editing-duration>PT6M37S</meta:editing-duration>
    <meta:editing-cycles>1</meta:editing-cycles>
    <meta:document-statistic meta:table-count="0" meta:image-count="0" meta:object-count="0" meta:page-count="2" meta:paragraph-count="5" meta:word-count="20" meta:character-count="98" meta:non-whitespace-character-count="83"/>
    <meta:generator>LibreOffice/7.0.1.2$Linux_X86_64 LibreOffice_project/00$Build-2</meta:generator>
  </office:meta>
</office:document-meta>
</file>